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2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2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51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82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6.681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3.092cm"/>
      <style:paragraph-properties style:writing-mode="lr-tb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79cm" fo:min-width="2.90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0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222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213cm" fo:min-width="5.0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81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308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1.38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16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35cm" fo:min-width="2.8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2.857cm" svg:height="0.635cm" svg:x="4.118cm" svg:y="5.328cm">
          <text:p text:style-name="P1"><text:span text:style-name="T1">D</text:span><text:span text:style-name="T1">S</text:span><text:span text:style-name="T1">C</text:span><text:span text:style-name="T1">_</text:span><text:span text:style-name="T1">M</text:span><text:span text:style-name="T1">i</text:span><text:span text:style-name="T1">c</text:span><text:span text:style-name="T1">r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0.139cm" svg:y="0.88cm">
          <text:p text:style-name="P1"><text:span text:style-name="T1">D</text:span><text:span text:style-name="T1">S</text:span><text:span text:style-name="T1">T</text:span><text:span text:style-name="T1">a</text:span><text:span text:style-name="T1">s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175cm" svg:height="0.635cm" svg:x="15.335cm" svg:y="5.328cm">
          <text:p text:style-name="P1"><text:span text:style-name="T1">D</text:span><text:span text:style-name="T1">S</text:span><text:span text:style-name="T1">C</text:span><text:span text:style-name="T1">_</text:span><text:span text:style-name="T1">M</text:span><text:span text:style-name="T1">O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5" draw:id="id15" draw:layer="layout" svg:width="3.375cm" svg:height="0.635cm" svg:x="6.601cm" svg:y="8.73cm">
          <text:p text:style-name="P3"><text:span text:style-name="T2">DSC_Kme</text:span><text:span text:style-name="T2">a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8" draw:id="id18" draw:layer="layout" svg:width="3.81cm" svg:height="0.635cm" svg:x="13.854cm" svg:y="8.73cm">
          <text:p text:style-name="P3"><text:span text:style-name="T2">DSC_CluSt</text:span><text:span text:style-name="T2">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0.952cm" svg:height="0.61cm" svg:x="8.433cm" svg:y="3.968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line-skew="0.147cm -3.454cm -0.187cm" svg:x1="16.922cm" svg:y1="5.328cm" svg:x2="8.909cm" svg:y2="4.578cm" draw:start-shape="id1" draw:start-glue-point="0" draw:end-shape="id2" draw:end-glue-point="7" svg:d="M16922 5328v-380h-8016v-30h3v-340" svg:viewBox="0 0 8017 751">
          <text:p/>
        </draw:connector>
        <draw:custom-shape draw:style-name="gr1" draw:text-style-name="P2" xml:id="id4" draw:id="id4" draw:layer="layout" svg:width="2.858cm" svg:height="0.635cm" svg:x="7.48cm" svg:y="3.308cm">
          <text:p text:style-name="P1"><text:span text:style-name="T1">DS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0.952cm" svg:height="0.61cm" svg:x="11.207cm" svg:y="1.5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11.683cm" svg:y1="2.154cm" svg:x2="8.909cm" svg:y2="3.308cm" draw:start-shape="id3" draw:start-glue-point="7" draw:end-shape="id4" draw:end-glue-point="0" svg:d="M11683 2154v577h-2774v577" svg:viewBox="0 0 2775 1155">
          <text:p/>
        </draw:connector>
        <draw:custom-shape draw:style-name="gr5" draw:text-style-name="P2" draw:layer="layout" svg:width="1.073cm" svg:height="0.635cm" svg:x="17.928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1.064cm" svg:height="0.635cm" svg:x="17.84cm" svg:y="3.30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2.373cm" svg:height="0.635cm" svg:x="11.342cm" svg:y="3.308cm">
          <text:p text:style-name="P1"><text:span text:style-name="T1">DSOutlier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1.683cm" svg:y1="2.154cm" svg:x2="12.528cm" svg:y2="3.308cm" draw:start-shape="id3" draw:start-glue-point="7" draw:end-shape="id5" draw:end-glue-point="0" svg:d="M11683 2154v577h845v577" svg:viewBox="0 0 846 1155">
          <text:p/>
        </draw:connector>
        <draw:connector draw:style-name="gr8" draw:text-style-name="P6" draw:layer="layout" svg:x1="11.683cm" svg:y1="2.154cm" svg:x2="18.372cm" svg:y2="3.308cm" draw:start-shape="id3" draw:start-glue-point="7" draw:end-shape="id6" draw:end-glue-point="0" svg:d="M11683 2154v577h6689v577" svg:viewBox="0 0 6690 1155">
          <text:p/>
        </draw:connector>
        <draw:custom-shape draw:style-name="gr9" draw:text-style-name="P7" draw:layer="layout" svg:width="0.318cm" svg:height="6.981cm" svg:x="19.562cm" svg:y="0.6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7" draw:layer="layout" svg:width="0.318cm" svg:height="2.922cm" svg:x="19.564cm" svg:y="8.415cm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1" draw:text-style-name="P8" draw:layer="layout" svg:width="3.592cm" svg:height="0.729cm" draw:transform="rotate (1.5707963267949) translate (19.867cm 6.413cm)">
          <draw:text-box>
            <text:p><text:span text:style-name="T3">Ab</text:span><text:span text:style-name="T3">str</text:span><text:span text:style-name="T3">ac</text:span><text:span text:style-name="T3">t </text:span><text:span text:style-name="T3">cl</text:span><text:span text:style-name="T3">as</text:span><text:span text:style-name="T3">se</text:span><text:span text:style-name="T3">s</text:span></text:p>
          </draw:text-box>
        </draw:frame>
        <draw:frame draw:style-name="gr12" draw:text-style-name="P8" draw:layer="layout" svg:width="3.406cm" svg:height="0.729cm" draw:transform="rotate (1.5707963267949) translate (19.881cm 11.374cm)">
          <draw:text-box>
            <text:p><text:span text:style-name="T3">Implementat</text:span><text:span text:style-name="T3">ion</text:span></text:p>
          </draw:text-box>
        </draw:frame>
        <draw:custom-shape draw:style-name="gr3" draw:text-style-name="P5" xml:id="id11" draw:id="id11" draw:layer="layout" svg:width="0.952cm" svg:height="0.61cm" svg:x="1.946cm" svg:y="5.9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19" draw:id="id19" draw:layer="layout" svg:width="0.952cm" svg:height="0.61cm" svg:x="16.405cm" svg:y="5.9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4" xml:id="id12" draw:id="id12" draw:layer="layout" svg:width="3.193cm" svg:height="0.635cm" svg:x="1.782cm" svg:y="8.73cm">
          <text:p text:style-name="P3"><text:span text:style-name="T2">DSC_D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cm" svg:height="0.635cm" svg:x="5.292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7" draw:id="id7" draw:layer="layout" svg:width="2.772cm" svg:height="0.635cm" svg:x="14.506cm" svg:y="3.308cm">
          <text:p text:style-name="P1"><text:span text:style-name="T1">DSClassifier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1.683cm" svg:y1="2.154cm" svg:x2="15.892cm" svg:y2="3.308cm" draw:start-shape="id3" draw:start-glue-point="7" draw:end-shape="id7" draw:end-glue-point="0" svg:d="M11683 2154v577h4209v577" svg:viewBox="0 0 4210 1155">
          <text:p/>
        </draw:connector>
        <draw:custom-shape draw:style-name="gr16" draw:text-style-name="P7" draw:layer="layout" svg:width="5.521cm" svg:height="6.463cm" svg:x="13.669cm" svg:y="4.572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881cm" svg:height="0.729cm" svg:x="14.947cm" svg:y="9.975cm">
          <draw:text-box>
            <text:p><text:span text:style-name="T2">streamMOA</text:span></text:p>
          </draw:text-box>
        </draw:frame>
        <draw:connector draw:style-name="gr4" draw:text-style-name="P5" draw:layer="layout" draw:line-skew="0.011cm" svg:x1="11.683cm" svg:y1="2.154cm" svg:x2="5.097cm" svg:y2="3.277cm" draw:start-shape="id3" draw:start-glue-point="7" draw:end-shape="id8" draw:end-glue-point="0" svg:d="M11683 2154v573h-6586v550" svg:viewBox="0 0 6587 1124">
          <text:p/>
        </draw:connector>
        <draw:custom-shape draw:style-name="gr18" draw:text-style-name="P2" xml:id="id8" draw:id="id8" draw:layer="layout" svg:width="2.858cm" svg:height="0.635cm" svg:x="3.668cm" svg:y="3.277cm">
          <text:p text:style-name="P1"><text:span text:style-name="T1">DSO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9" draw:id="id9" draw:layer="layout" svg:width="1.93cm" svg:height="0.635cm" svg:x="1.873cm" svg:y="5.326cm">
          <text:p text:style-name="P1"><text:span text:style-name="T1">DSC_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10" draw:id="id10" draw:layer="layout" svg:width="2.715cm" svg:height="0.635cm" svg:x="7.249cm" svg:y="5.329cm">
          <text:p text:style-name="P1"><text:span text:style-name="T1">DSC_Ma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6" draw:layer="layout" draw:line-skew="0.152cm 0cm -0.154cm" svg:x1="2.838cm" svg:y1="5.326cm" svg:x2="8.909cm" svg:y2="4.578cm" draw:start-shape="id9" draw:start-glue-point="0" draw:end-shape="id2" draw:end-glue-point="7" svg:d="M2838 5326v-375h3280 2791v-373" svg:viewBox="0 0 6072 749">
          <text:p/>
        </draw:connector>
        <draw:connector draw:style-name="gr21" draw:text-style-name="P6" draw:layer="layout" draw:line-skew="-0.005cm" svg:x1="8.606cm" svg:y1="5.329cm" svg:x2="8.909cm" svg:y2="4.578cm" draw:start-shape="id10" draw:start-glue-point="0" draw:end-shape="id2" draw:end-glue-point="7" svg:d="M8606 5329v-380h303v-371" svg:viewBox="0 0 304 752">
          <text:p/>
        </draw:connector>
        <draw:custom-shape draw:style-name="gr22" draw:text-style-name="P2" xml:id="id21" draw:id="id21" draw:layer="layout" svg:width="3.35cm" svg:height="0.635cm" svg:x="10.137cm" svg:y="5.344cm">
          <text:p text:style-name="P1"><text:span text:style-name="T1">DSC_TwoStag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3" draw:id="id13" draw:layer="layout" svg:width="0.952cm" svg:height="0.61cm" svg:x="4.447cm" svg:y="5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5" xml:id="id16" draw:id="id16" draw:layer="layout" svg:width="0.952cm" svg:height="0.61cm" svg:x="8.147cm" svg:y="5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1cm" svg:height="0.635cm" svg:x="10.492cm" svg:y="8.73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7" draw:id="id17" draw:layer="layout" svg:width="0.952cm" svg:height="0.61cm" svg:x="5.848cm" svg:y="5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5" xml:id="id14" draw:id="id14" draw:layer="layout" svg:width="0.952cm" svg:height="0.61cm" svg:x="3.148cm" svg:y="5.9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6" draw:layer="layout" svg:x1="2.422cm" svg:y1="6.606cm" svg:x2="3.378cm" svg:y2="8.73cm" draw:start-shape="id11" draw:start-glue-point="7" draw:end-shape="id12" draw:end-glue-point="0" svg:d="M2422 6606v1062h956v1062" svg:viewBox="0 0 957 2125">
          <text:p/>
        </draw:connector>
        <draw:connector draw:style-name="gr15" draw:text-style-name="P6" draw:layer="layout" svg:x1="4.923cm" svg:y1="6.607cm" svg:x2="3.378cm" svg:y2="8.73cm" draw:start-shape="id13" draw:start-glue-point="7" draw:end-shape="id12" draw:end-glue-point="0" svg:d="M4923 6607v1062h-1545v1061" svg:viewBox="0 0 1546 2124">
          <text:p/>
        </draw:connector>
        <draw:connector draw:style-name="gr15" draw:text-style-name="P6" draw:layer="layout" draw:line-skew="-0.394cm" svg:x1="3.624cm" svg:y1="6.608cm" svg:x2="8.288cm" svg:y2="8.73cm" draw:start-shape="id14" draw:start-glue-point="7" draw:end-shape="id15" draw:end-glue-point="0" svg:d="M3624 6608v667h4664v1455" svg:viewBox="0 0 4665 2123">
          <text:p/>
        </draw:connector>
        <draw:connector draw:style-name="gr15" draw:text-style-name="P6" draw:layer="layout" draw:line-skew="-0.394cm" svg:x1="8.623cm" svg:y1="6.607cm" svg:x2="8.288cm" svg:y2="8.73cm" draw:start-shape="id16" draw:start-glue-point="7" draw:end-shape="id15" draw:end-glue-point="0" svg:d="M8623 6607v668h-335v1455" svg:viewBox="0 0 336 2124">
          <text:p/>
        </draw:connector>
        <draw:connector draw:style-name="gr15" draw:text-style-name="P6" draw:layer="layout" draw:line-skew="-0.713cm" svg:x1="6.324cm" svg:y1="6.608cm" svg:x2="15.759cm" svg:y2="8.73cm" draw:start-shape="id17" draw:start-glue-point="7" draw:end-shape="id18" draw:end-glue-point="0" svg:d="M6324 6608v348h9435v1774" svg:viewBox="0 0 9436 2123">
          <text:p/>
        </draw:connector>
        <draw:connector draw:style-name="gr15" draw:text-style-name="P6" draw:layer="layout" draw:line-skew="-0.685cm" svg:x1="16.881cm" svg:y1="6.585cm" svg:x2="15.759cm" svg:y2="8.73cm" draw:start-shape="id19" draw:start-glue-point="7" draw:end-shape="id18" draw:end-glue-point="0" svg:d="M16881 6585v388h-1122v1757" svg:viewBox="0 0 1123 2146">
          <text:p/>
        </draw:connector>
        <draw:connector draw:style-name="gr15" draw:text-style-name="P6" draw:layer="layout" draw:line-skew="-0.153cm 0cm 0.151cm" svg:x1="8.909cm" svg:y1="4.578cm" svg:x2="5.546cm" svg:y2="5.328cm" draw:start-shape="id2" draw:start-glue-point="7" draw:end-shape="id20" draw:end-glue-point="0" svg:d="M8909 4578v374h-1205-2158v376" svg:viewBox="0 0 3364 751">
          <text:p/>
        </draw:connector>
        <draw:connector draw:style-name="gr15" draw:text-style-name="P6" draw:layer="layout" draw:line-skew="-0.144cm 1.032cm 1.51cm" svg:x1="8.909cm" svg:y1="4.578cm" svg:x2="11.812cm" svg:y2="5.344cm" draw:start-shape="id2" draw:start-glue-point="7" draw:end-shape="id21" draw:end-glue-point="0" svg:d="M8909 4578v383h30v-9h2873v392" svg:viewBox="0 0 2904 76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chael Hahsler</meta:initial-creator>
    <meta:creation-date>2011-07-22T14:22:39</meta:creation-date>
    <dc:date>2021-10-29T16:11:36.732093461</dc:date>
    <meta:editing-duration>PT2H4M22S</meta:editing-duration>
    <meta:editing-cycles>25</meta:editing-cycles>
    <meta:generator>LibreOffice/7.1.6.2$Linux_X86_64 LibreOffice_project/10$Build-2</meta:generator>
    <meta:document-statistic meta:object-count="47"/>
  </office:meta>
</office:document-meta>
</file>